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">В экзамен входят все вопросы, которые были на лекции и практических занятиях.</text:span></text:span></text:p>
      <text:p text:style-name="P1"/>
      <text:p text:style-name="P2">1. Отношение эквивалентности. Теорема о разбиении множества с заданным отношением эквивалентности. Основные примеры отношений эквивалентности (свободный вектор как класс эквивалентности отношения конгруэнтности на множестве связанных векторов евклидова пространства; вычет как класс эквивалентности отношения сравнимости по <text:span text:style-name="T2">mod n </text:span>на множестве целых чисел).</text:p>
      <text:p text:style-name="P2">2. Определение группы. Абелевы группы (аддитивная, мультипликативная).</text:p>
      <text:p text:style-name="P2">3. Основные примеры: числовые множества относительно операций умножения и сложения, группа свободных векторов по сложению, матричные группы.</text:p>
      <text:p text:style-name="P2">4. Линейно зависимые и линейно независимые векторы (определение, свойства).</text:p>
      <text:p text:style-name="P2">5. Признаки коллинеарности и компланарности геометрических векторов.</text:p>
      <text:p text:style-name="P2">6. Разложение вектора на плоскости и в пространстве. Базис на плоскости, в пространстве. Координаты, действия с векторами в координатах.</text:p>
      <text:p text:style-name="P2">7. Признаки коллинеарности и компланарности векторов в координатах.</text:p>
      <text:p text:style-name="P2">7. Радиус-вектор точки. Деление отрезка в данном отношении.</text:p>
      <text:p text:style-name="P2">8. Скалярное произведение векторов и его свойства.</text:p>
      <text:p text:style-name="P2">9. Численное значение проекции вектора на вектор. Выражение скалярного произведения в координатах. Применение скалярного произведения в геометрии.</text:p>
      <text:p text:style-name="P2">10. Отношение одинаковой ориентированности на множестве базисов плоскости/пространства геометрических векторов. Ориентированная плоскость и ориентированное пространство.</text:p>
      <text:p text:style-name="P2">11. Векторное произведение векторов. Свойства векторного произведения.</text:p>
      <text:p text:style-name="P2">12. Смешанное произведение векторов. Свойства смешанного произведения.</text:p>
      <text:p text:style-name="P1"><text:span text:style-name="T1">13. Определения кольца, поля, подкольца и подполя. Кольцо вычетов по модулю </text:span><text:span text:style-name="Emphasis"><text:span text:style-name="T1">n</text:span></text:span><text:span text:style-name="T1">.</text:span></text:p>
      <text:p text:style-name="P2">14. Условия, при которых кольцо вычетов является полем.</text:p>
      <text:p text:style-name="P2">15. Характеристика поля (определение). Понятие изоморфизма алгебраических структур, основные примеры.</text:p>
      <text:p text:style-name="P2">16. Поле комплексных чисел (определение).</text:p>
      <text:p text:style-name="P2">17. Тригонометрическая форма представления комплексного числа. Формула Муавра.</text:p>
      <text:p text:style-name="P2">18. Извлечение корней из комплексного числа.</text:p>
      <text:p text:style-name="P2">19. Определение алгебры над произвольным полем. Основные примеры: алгебра геометрических векторов, алгебра матриц, алгебра кватернионов.</text:p>
      <text:p text:style-name="P2"><text:soft-page-break/>20. Системы координат. Векторная система координат с данным полюсом, аффинные и декартовы системы координат.</text:p>
      <text:p text:style-name="P2">21. Полярная, сферическая и цилиндрическая системы координат.</text:p>
      <text:p text:style-name="P2">22. Формулы преобразования координат точки в аффинной системе координат.</text:p>
      <text:p text:style-name="P2">23. Основные формулы аналитической геометрии: Вектор, определяемый двумя точками. Расстояние между двумя точками. Деление отрезка в данном отношении. Площадь треугольника. Объем тетраэдра.</text:p>
      <text:p text:style-name="P2">24. Основная теорема о прямой на плоскости.</text:p>
      <text:p text:style-name="P2">25. Условие параллельности вектора и прямой на плоскости.</text:p>
      <text:p text:style-name="P2">26. Основные виды уравнений прямой на плоскости.</text:p>
      <text:p text:style-name="P2">27. Расположение точек относительно прямой на плоскости.</text:p>
      <text:p text:style-name="P2">28. Взаимное расположение прямых на плоскости.</text:p>
      <text:p text:style-name="P2">29. Угловой коэффициент прямой на плоскости.</text:p>
      <text:p text:style-name="P2">30. Условие перпендикулярности вектора и прямой.</text:p>
      <text:p text:style-name="P2">31. Угол между прямыми на плоскости.</text:p>
      <text:p text:style-name="P2">32. Расстояние от точки до прямой на плоскости.</text:p>
      <text:p text:style-name="P2">33. Основная теорема о плоскости в пространстве.</text:p>
      <text:p text:style-name="P1"><text:span text:style-name="T1">34. Условие параллельности вектора и плоскости. Исследование общего уравнения плоскости </text:span><text:span text:style-name="Emphasis"><text:span text:style-name="T1">(Теорема 3 из файла. ДЗ от 20.12.2023)</text:span></text:span><text:span text:style-name="T1">.</text:span></text:p>
      <text:p text:style-name="P2">35. Взаимное расположение плоскостей в пространстве.</text:p>
      <text:p text:style-name="P2">36. Расположение точек относительно плоскости в пространстве.</text:p>
      <text:p text:style-name="P2">37 Основные виды уравнений плоскости в пространстве в аффинных и декартовых координатах.</text:p>
      <text:p text:style-name="P2">38. Основная теорема о прямой в пространстве.</text:p>
      <text:p text:style-name="P2">39. Условие параллельности вектора и прямой в пространстве.</text:p>
      <text:p text:style-name="P2">40. Основные виды уравнений прямой в пространстве в аффинных и декартовых координатах.</text:p>
      <text:p text:style-name="P2">41. Взаимное расположение двух прямых, прямой и плоскости в пространстве.</text:p>
      <text:p text:style-name="P2">42. Угол между прямыми в пространстве, между плоскостями и между прямой и плоскостью.</text:p>
      <text:p text:style-name="P2">43. Расстояние от точки до плоскости. Расстояние от точки до прямой в пространстве.</text:p>
      <text:p text:style-name="P2">44. Кратчайшее расстояние между скрещивающимися прямыми.</text:p>
      <text:p text:style-name="P2"><text:soft-page-break/>Вопросы на 5:</text:p>
      <text:p text:style-name="P2">Теорема о существовании и единственности поля комплексных чисел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7:44:49.972000000</meta:creation-date>
    <dc:date>2024-01-17T17:47:51.126000000</dc:date>
    <meta:editing-duration>PT3M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48" meta:word-count="487" meta:character-count="3880" meta:non-whitespace-character-count="3441"/>
  </office:meta>
</office:document-meta>
</file>